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AAC71F3845A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35cm" svg:stroke-color="#333333" draw:marker-start-width="0.244cm" draw:marker-end-width="0.244cm" draw:fill-color="#000000" draw:opacity="90%" draw:textarea-vertical-align="middle" fo:padding-top="0.13cm" fo:padding-bottom="0.13cm" fo:padding-left="0.255cm" fo:padding-right="0.2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 draw:opacity="90%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ibre-office-draw-template">
        <draw:frame draw:style-name="gr1" draw:text-style-name="P1" draw:layer="layout" svg:width="6.298cm" svg:height="8.401cm" svg:x="-0.007cm" svg:y="-0.001cm">
          <draw:image xlink:href="Pictures/100000010000080000000AAC71F3845A.png" xlink:type="simple" xlink:show="embed" xlink:actuate="onLoad" draw:mime-type="image/png">
            <text:p/>
          </draw:image>
        </draw:frame>
        <draw:polygon draw:style-name="gr2" draw:text-style-name="P3" draw:layer="layout" svg:width="6.886cm" svg:height="5.182cm" svg:x="-0.256cm" svg:y="4.904cm" svg:viewBox="0 0 6887 5183" draw:points="70,5136 0,701 6817,0 6887,5183">
          <text:p text:style-name="P2"><text:span text:style-name="T1">Beginne neue</text:span></text:p>
          <text:p text:style-name="P2"><text:span text:style-name="T1">Themen</text:span></text:p>
          <text:p text:style-name="P2"><text:span text:style-name="T1">spielerisch</text:span></text:p>
          <text:p text:style-name="P2"><text:span text:style-name="T1"/></text:p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fo:text-align="start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299cm" fo:page-height="8.4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ibre-office-draw-template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4T10:34:26.956167534</meta:creation-date>
    <dc:title>libre-office-draw-template</dc:title>
    <meta:editing-duration>PT16M44S</meta:editing-duration>
    <meta:editing-cycles>11</meta:editing-cycles>
    <meta:generator>LibreOffice/24.2.3.2$MacOSX_AARCH64 LibreOffice_project/433d9c2ded56988e8a90e6b2e771ee4e6a5ab2ba</meta:generator>
    <meta:initial-creator>Andreas Schwenk</meta:initial-creator>
    <dc:date>2024-09-08T09:35:03.807439204</dc:date>
    <dc:creator>Andreas Schwenk</dc:creator>
    <meta:document-statistic meta:object-count="2"/>
    <meta:template xlink:type="simple" xlink:actuate="onRequest" xlink:title="libre-office-draw-template" xlink:href="../../../../../Library/Application%20Support/LibreOffice/4/user/template/draw/libre-office-draw-template.otg" meta:date="2024-08-24T10:34:26.483930460"/>
  </office:meta>
</office:document-meta>
</file>